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File.copyToString( InputStreamSource inputStream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File.of( @ Nullable String path , CharSequence charSequ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File.getClassName( String cont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ourceFile.makeRecordsLookLikeClasses( String cont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ourceFile.of( WritableContent writable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File.of( InputStreamSource inputStream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File.forClass( File sourceDirectory ,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urceFile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File.of( @ Nullable String path , InputStreamSource inputStream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File.forTestClass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File.of( CharSequence charSequ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File.of( @ Nullable String path , WritableContent writable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urceFile.SourceFile( String path , String content ,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File.assertTh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